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24c29" officeooo:paragraph-rsid="00024c29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24c29" officeooo:paragraph-rsid="000c3d29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3pt" fo:font-weight="bold" officeooo:rsid="0003ac23" officeooo:paragraph-rsid="00024c29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03ac23" officeooo:paragraph-rsid="0003ac23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2b5152" officeooo:paragraph-rsid="000a0592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12pt" fo:language="pt" fo:country="BR" fo:font-weight="normal" officeooo:rsid="003a2495" officeooo:paragraph-rsid="0006ab6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ize="12pt" fo:language="pt" fo:country="BR" fo:font-weight="normal" officeooo:rsid="0030b884" officeooo:paragraph-rsid="0006ab6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normal" officeooo:rsid="0003ac23" officeooo:paragraph-rsid="00057955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normal" officeooo:rsid="001d510f" officeooo:paragraph-rsid="00057955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normal" officeooo:rsid="001dcb25" officeooo:paragraph-rsid="00057955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normal" officeooo:rsid="001eb824" officeooo:paragraph-rsid="00057955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normal" officeooo:rsid="001fbd1c" officeooo:paragraph-rsid="00057955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normal" officeooo:rsid="00211ac0" officeooo:paragraph-rsid="00057955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normal" officeooo:rsid="002219b5" officeooo:paragraph-rsid="00057955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normal" officeooo:rsid="0022b650" officeooo:paragraph-rsid="00057955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normal" officeooo:rsid="0025ac5e" officeooo:paragraph-rsid="00057955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normal" officeooo:rsid="00281cd9" officeooo:paragraph-rsid="00057955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normal" officeooo:rsid="00281cd9" officeooo:paragraph-rsid="0005a468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normal" officeooo:rsid="00281cd9" officeooo:paragraph-rsid="0009ad2d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3pt" fo:font-weight="normal" officeooo:rsid="00281cd9" officeooo:paragraph-rsid="00057955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bold" officeooo:rsid="0025ac5e" officeooo:paragraph-rsid="00057955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bold" officeooo:rsid="00281cd9" officeooo:paragraph-rsid="00057955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font-weight="bold" officeooo:rsid="0003ac23" officeooo:paragraph-rsid="00057955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language="pt" fo:country="BR" fo:font-weight="normal" officeooo:rsid="00281cd9" officeooo:paragraph-rsid="0005a468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3pt" fo:language="pt" fo:country="BR" fo:font-weight="normal" officeooo:rsid="00281cd9" officeooo:paragraph-rsid="0005a468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3pt" fo:language="pt" fo:country="BR" fo:font-weight="normal" officeooo:rsid="00281cd9" officeooo:paragraph-rsid="0006ab6c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3pt" fo:language="pt" fo:country="BR" fo:font-weight="normal" officeooo:rsid="0028a01f" officeooo:paragraph-rsid="0006ab6c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language="pt" fo:country="BR" fo:font-weight="normal" officeooo:rsid="0028a01f" officeooo:paragraph-rsid="0006ab6c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pt" fo:language="pt" fo:country="BR" fo:font-weight="normal" officeooo:rsid="0005a468" officeooo:paragraph-rsid="0006ab6c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3pt" fo:language="pt" fo:country="BR" fo:font-weight="normal" officeooo:rsid="002b3ad3" officeooo:paragraph-rsid="0006ab6c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3pt" fo:language="pt" fo:country="BR" fo:font-weight="bold" officeooo:rsid="002b3ad3" officeooo:paragraph-rsid="0006ab6c" style:font-size-asian="13pt" style:font-weight-asian="bold" style:font-size-complex="13pt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Liberation Serif" fo:font-size="13pt" fo:language="pt" fo:country="BR" fo:font-weight="normal" officeooo:rsid="002b3ad3" officeooo:paragraph-rsid="0006ab6c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Liberation Serif" fo:font-size="13pt" fo:language="pt" fo:country="BR" fo:font-weight="normal" officeooo:rsid="002b3ad3" officeooo:paragraph-rsid="0006ab6c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Liberation Serif" fo:font-size="13pt" fo:language="pt" fo:country="BR" fo:font-weight="normal" officeooo:rsid="0005a468" officeooo:paragraph-rsid="0006ab6c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b3ad3" officeooo:paragraph-rsid="000826e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b3ad3" officeooo:paragraph-rsid="00085b1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b5152" officeooo:paragraph-rsid="0005a468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b5152" officeooo:paragraph-rsid="0006ab6c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b5152" officeooo:paragraph-rsid="00085b1c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b5152" officeooo:paragraph-rsid="000a059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099307" officeooo:paragraph-rsid="00085b1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cb7ef" officeooo:paragraph-rsid="0006ab6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cb7ef" officeooo:paragraph-rsid="000a059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dcedf" officeooo:paragraph-rsid="0006ab6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f9cb6" officeooo:paragraph-rsid="0006ab6c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f9cb6" officeooo:paragraph-rsid="0006ab6c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f9cb6" officeooo:paragraph-rsid="000a059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bold" officeooo:rsid="002b3ad3" officeooo:paragraph-rsid="000a0592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bold" officeooo:rsid="002cb7ef" officeooo:paragraph-rsid="0006ab6c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officeooo:rsid="002dcedf" officeooo:paragraph-rsid="0006ab6c"/>
    </style:style>
    <style:style style:name="P51" style:family="paragraph" style:parent-style-name="Standard">
      <style:paragraph-properties fo:text-align="start" style:justify-single-word="false"/>
      <style:text-properties style:font-name="Century Schoolbook L" fo:font-size="12pt" fo:language="pt" fo:country="BR" fo:font-weight="normal" officeooo:rsid="0030b884" officeooo:paragraph-rsid="0006ab6c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entury Schoolbook L" fo:font-size="12pt" fo:language="pt" fo:country="BR" fo:font-weight="normal" officeooo:rsid="000d11ab" officeooo:paragraph-rsid="000d11a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2in"/>
          <style:tab-stop style:position="0.4in"/>
          <style:tab-stop style:position="0.6in"/>
          <style:tab-stop style:position="0.8in"/>
          <style:tab-stop style:position="1in"/>
          <style:tab-stop style:position="1.2in"/>
          <style:tab-stop style:position="1.4in"/>
          <style:tab-stop style:position="1.6in"/>
          <style:tab-stop style:position="1.8in"/>
          <style:tab-stop style:position="2in"/>
          <style:tab-stop style:position="2.2in"/>
          <style:tab-stop style:position="2.4in"/>
          <style:tab-stop style:position="2.6in"/>
          <style:tab-stop style:position="2.8in"/>
          <style:tab-stop style:position="3in"/>
          <style:tab-stop style:position="3.2in"/>
          <style:tab-stop style:position="3.4in"/>
          <style:tab-stop style:position="3.6in"/>
          <style:tab-stop style:position="3.8in"/>
          <style:tab-stop style:position="4in"/>
          <style:tab-stop style:position="4.2in"/>
          <style:tab-stop style:position="4.4in"/>
          <style:tab-stop style:position="4.6in"/>
          <style:tab-stop style:position="4.8in"/>
          <style:tab-stop style:position="5in"/>
          <style:tab-stop style:position="5.2in"/>
          <style:tab-stop style:position="5.4in"/>
          <style:tab-stop style:position="5.6in"/>
          <style:tab-stop style:position="5.8in"/>
          <style:tab-stop style:position="6in"/>
          <style:tab-stop style:position="6.2in"/>
          <style:tab-stop style:position="6.4in"/>
        </style:tab-stops>
      </style:paragraph-properties>
      <style:text-properties style:font-name="Century Schoolbook L" fo:font-size="12pt" fo:language="pt" fo:country="BR" fo:font-weight="normal" officeooo:rsid="002f9cb6" officeooo:paragraph-rsid="0006ab6c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510f" style:font-weight-asian="normal" style:font-weight-complex="normal"/>
    </style:style>
    <style:style style:name="T3" style:family="text">
      <style:text-properties fo:font-weight="normal" officeooo:rsid="0030b884" style:font-weight-asian="normal" style:font-weight-complex="normal"/>
    </style:style>
    <style:style style:name="T4" style:family="text">
      <style:text-properties fo:font-weight="normal" officeooo:rsid="00281cd9" style:font-weight-asian="normal" style:font-weight-complex="normal"/>
    </style:style>
    <style:style style:name="T5" style:family="text">
      <style:text-properties fo:font-weight="normal" officeooo:rsid="000c3d29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510f" style:font-weight-asian="bold" style:font-weight-complex="bold"/>
    </style:style>
    <style:style style:name="T8" style:family="text">
      <style:text-properties fo:font-weight="bold" officeooo:rsid="00272f40" style:font-weight-asian="bold" style:font-weight-complex="bold"/>
    </style:style>
    <style:style style:name="T9" style:family="text">
      <style:text-properties fo:font-weight="bold" officeooo:rsid="00049e6d" style:font-weight-asian="bold" style:font-weight-complex="bold"/>
    </style:style>
    <style:style style:name="T10" style:family="text">
      <style:text-properties fo:font-weight="bold" officeooo:rsid="00057955" style:font-weight-asian="bold" style:font-weight-complex="bold"/>
    </style:style>
    <style:style style:name="T11" style:family="text">
      <style:text-properties fo:font-weight="bold" officeooo:rsid="0003ac23" style:font-weight-asian="bold" style:font-weight-complex="bold"/>
    </style:style>
    <style:style style:name="T12" style:family="text">
      <style:text-properties fo:font-weight="bold" officeooo:rsid="0005a468" style:font-weight-asian="bold" style:font-weight-complex="bold"/>
    </style:style>
    <style:style style:name="T13" style:family="text">
      <style:text-properties fo:font-weight="bold" officeooo:rsid="0006ab6c" style:font-weight-asian="bold" style:font-weight-complex="bold"/>
    </style:style>
    <style:style style:name="T14" style:family="text">
      <style:text-properties fo:font-weight="bold" officeooo:rsid="000826e9" style:font-weight-asian="bold" style:font-weight-complex="bold"/>
    </style:style>
    <style:style style:name="T15" style:family="text">
      <style:text-properties fo:font-weight="bold" officeooo:rsid="00085b1c" style:font-weight-asian="bold" style:font-weight-complex="bold"/>
    </style:style>
    <style:style style:name="T16" style:family="text">
      <style:text-properties fo:font-weight="bold" officeooo:rsid="0009ad2d" style:font-weight-asian="bold" style:font-weight-complex="bold"/>
    </style:style>
    <style:style style:name="T17" style:family="text">
      <style:text-properties fo:font-weight="bold" officeooo:rsid="000a0592" style:font-weight-asian="bold" style:font-weight-complex="bold"/>
    </style:style>
    <style:style style:name="T18" style:family="text">
      <style:text-properties officeooo:rsid="001d2dd3"/>
    </style:style>
    <style:style style:name="T19" style:family="text">
      <style:text-properties officeooo:rsid="001d510f"/>
    </style:style>
    <style:style style:name="T20" style:family="text">
      <style:text-properties officeooo:rsid="00272f40"/>
    </style:style>
    <style:style style:name="T21" style:family="text">
      <style:text-properties officeooo:rsid="00057955"/>
    </style:style>
    <style:style style:name="T22" style:family="text">
      <style:text-properties officeooo:rsid="0023bdb0"/>
    </style:style>
    <style:style style:name="T23" style:family="text">
      <style:text-properties officeooo:rsid="0036cada"/>
    </style:style>
    <style:style style:name="T24" style:family="text">
      <style:text-properties style:font-name="Liberation Serif" fo:font-size="13pt" fo:font-weight="normal" officeooo:rsid="00281cd9" style:font-size-asian="13pt" style:font-weight-asian="normal" style:font-size-complex="13pt" style:font-weight-complex="normal"/>
    </style:style>
    <style:style style:name="T25" style:family="text">
      <style:text-properties style:font-name="Liberation Serif" fo:font-size="13pt" fo:font-weight="bold" officeooo:rsid="0005a468" style:font-size-asian="13pt" style:font-weight-asian="bold" style:font-size-complex="13pt" style:font-weight-complex="bold"/>
    </style:style>
    <style:style style:name="T26" style:family="text">
      <style:text-properties style:font-name="Liberation Serif" fo:font-size="13pt" fo:font-weight="bold" officeooo:rsid="000826e9" style:font-size-asian="13pt" style:font-weight-asian="bold" style:font-size-complex="13pt" style:font-weight-complex="bold"/>
    </style:style>
    <style:style style:name="T27" style:family="text">
      <style:text-properties style:font-name="Liberation Serif" fo:font-size="13pt" fo:font-weight="bold" officeooo:rsid="00085b1c" style:font-size-asian="13pt" style:font-weight-asian="bold" style:font-size-complex="13pt" style:font-weight-complex="bold"/>
    </style:style>
    <style:style style:name="T28" style:family="text">
      <style:text-properties style:font-name="Liberation Serif" fo:font-size="13pt" fo:font-weight="bold" officeooo:rsid="000a0592" style:font-size-asian="13pt" style:font-weight-asian="bold" style:font-size-complex="13pt" style:font-weight-complex="bold"/>
    </style:style>
    <style:style style:name="T29" style:family="text">
      <style:text-properties style:font-name="Liberation Serif" fo:font-size="13pt" fo:language="pt" fo:country="BR" fo:font-weight="normal" officeooo:rsid="00281cd9" style:font-size-asian="13pt" style:font-weight-asian="normal" style:font-size-complex="13pt" style:font-weight-complex="normal"/>
    </style:style>
    <style:style style:name="T30" style:family="text">
      <style:text-properties style:font-name="Liberation Serif" fo:font-size="13pt" fo:language="pt" fo:country="BR" fo:font-weight="bold" officeooo:rsid="000a0592" style:font-size-asian="13pt" style:font-weight-asian="bold" style:font-size-complex="13pt" style:font-weight-complex="bold"/>
    </style:style>
    <style:style style:name="T31" style:family="text">
      <style:text-properties style:font-name="Liberation Serif" fo:font-size="13pt" officeooo:rsid="0005a468" style:font-size-asian="13pt" style:font-size-complex="13pt"/>
    </style:style>
    <style:style style:name="T32" style:family="text">
      <style:text-properties style:font-name="Liberation Serif" fo:font-size="13pt" officeooo:rsid="00281cd9" style:font-size-asian="13pt" style:font-size-complex="13pt"/>
    </style:style>
    <style:style style:name="T33" style:family="text">
      <style:text-properties style:font-name="Liberation Serif" fo:font-size="13pt" officeooo:rsid="000a0592" style:font-size-asian="13pt" style:font-size-complex="13pt"/>
    </style:style>
    <style:style style:name="T34" style:family="text">
      <style:text-properties officeooo:rsid="0005a468"/>
    </style:style>
    <style:style style:name="T35" style:family="text">
      <style:text-properties officeooo:rsid="0028a01f"/>
    </style:style>
    <style:style style:name="T36" style:family="text">
      <style:text-properties style:font-name="Century Schoolbook L" fo:font-size="12pt" officeooo:rsid="002b3ad3" style:font-size-asian="12pt" style:font-size-complex="12pt"/>
    </style:style>
    <style:style style:name="T37" style:family="text">
      <style:text-properties style:font-name="Century Schoolbook L" fo:font-size="12pt" officeooo:rsid="0030b884" style:font-size-asian="12pt" style:font-size-complex="12pt"/>
    </style:style>
    <style:style style:name="T38" style:family="text">
      <style:text-properties style:font-name="Century Schoolbook L" fo:font-size="12pt" fo:language="pt" fo:country="BR" fo:font-weight="normal" style:font-size-asian="12pt" style:font-weight-asian="normal" style:font-size-complex="12pt" style:font-weight-complex="normal"/>
    </style:style>
    <style:style style:name="T39" style:family="text">
      <style:text-properties style:font-name="Century Schoolbook L" fo:font-size="12pt" fo:language="pt" fo:country="BR" fo:font-weight="normal" officeooo:rsid="0030b884" style:font-size-asian="12pt" style:font-weight-asian="normal" style:font-size-complex="12pt" style:font-weight-complex="normal"/>
    </style:style>
    <style:style style:name="T40" style:family="text">
      <style:text-properties style:font-name="Century Schoolbook L" fo:font-size="12pt" fo:language="pt" fo:country="BR" fo:font-weight="normal" officeooo:rsid="002b3ad3" style:font-size-asian="12pt" style:font-weight-asian="normal" style:font-size-complex="12pt" style:font-weight-complex="normal"/>
    </style:style>
    <style:style style:name="T41" style:family="text">
      <style:text-properties style:font-name="Century Schoolbook L" fo:font-size="12pt" fo:language="pt" fo:country="BR" officeooo:rsid="002b3ad3" style:font-size-asian="12pt" style:font-size-complex="12pt"/>
    </style:style>
    <style:style style:name="T42" style:family="text">
      <style:text-properties style:font-name="Century Schoolbook L" fo:font-size="12pt" fo:language="pt" fo:country="BR" fo:font-weight="bold" officeooo:rsid="000a0592" style:font-size-asian="12pt" style:font-weight-asian="bold" style:font-size-complex="12pt" style:font-weight-complex="bold"/>
    </style:style>
    <style:style style:name="T43" style:family="text">
      <style:text-properties style:font-name="Century Schoolbook L" fo:font-size="12pt" fo:font-weight="normal" officeooo:rsid="0030b884" style:font-size-asian="12pt" style:font-weight-asian="normal" style:font-size-complex="12pt" style:font-weight-complex="normal"/>
    </style:style>
    <style:style style:name="T44" style:family="text">
      <style:text-properties officeooo:rsid="00390d4c"/>
    </style:style>
    <style:style style:name="T45" style:family="text">
      <style:text-properties officeooo:rsid="002cb7ef"/>
    </style:style>
    <style:style style:name="T46" style:family="text">
      <style:text-properties officeooo:rsid="003a2495"/>
    </style:style>
    <style:style style:name="T47" style:family="text">
      <style:text-properties officeooo:rsid="0030b884"/>
    </style:style>
    <style:style style:name="T48" style:family="text">
      <style:text-properties officeooo:rsid="00281cd9"/>
    </style:style>
    <style:style style:name="T49" style:family="text">
      <style:text-properties officeooo:rsid="002b3ad3"/>
    </style:style>
    <style:style style:name="T50" style:family="text">
      <style:text-properties fo:language="pt" fo:country="BR"/>
    </style:style>
    <style:style style:name="T51" style:family="text">
      <style:text-properties officeooo:rsid="000a0592"/>
    </style:style>
    <style:style style:name="T52" style:family="text">
      <style:text-properties officeooo:rsid="000ba6ff"/>
    </style:style>
    <style:style style:name="T53" style:family="text">
      <style:text-properties officeooo:rsid="000c3d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ce<text:tab/><text:tab/><text:tab/><text:tab/><text:tab/><text:tab/><text:tab/><text:tab/><text:tab/><text:tab/><text:tab/><text:span text:style-name="T52">00-003</text:span></text:p>
      <text:p text:style-name="P3"/>
      <text:p text:style-name="P2">Introdução: <text:span text:style-name="T5">Perspectivas<text:tab/><text:tab/><text:tab/><text:tab/><text:tab/><text:tab/><text:tab/><text:tab/></text:span><text:span text:style-name="T53">01</text:span></text:p>
      <text:p text:style-name="P2"><text:span text:style-name="T1">Escrita diversamente divergente</text:span><text:tab/><text:tab/><text:tab/><text:tab/><text:tab/><text:tab/><text:tab/>01</text:p>
      <text:p text:style-name="P4">Vontade Verdadeira<text:tab/><text:tab/><text:tab/><text:tab/><text:tab/><text:tab/><text:tab/><text:tab/> <text:s text:c="5"/><text:tab/><text:span text:style-name="T6">01-02</text:span></text:p>
      <text:p text:style-name="P4"/>
      <text:p text:style-name="P23">1:1: Non-Sense<text:tab/><text:tab/><text:tab/><text:tab/><text:tab/><text:tab/><text:tab/><text:tab/><text:tab/>01</text:p>
      <text:p text:style-name="P8"><text:span text:style-name="T18">I'm Running Around city<text:tab/><text:tab/><text:tab/><text:tab/></text:span><text:span text:style-name="T6"><text:tab/></text:span><text:span text:style-name="T18"><text:tab/></text:span><text:span text:style-name="T6"><text:tab/></text:span><text:span text:style-name="T18"><text:tab/></text:span><text:span text:style-name="T9">01</text:span></text:p>
      <text:p text:style-name="P8"><text:span text:style-name="T19">Leia Esta Banana<text:tab/><text:tab/><text:tab/><text:tab/><text:tab/><text:tab/></text:span><text:span text:style-name="T6"><text:tab/><text:tab/></text:span><text:span text:style-name="T19"><text:tab/></text:span><text:span text:style-name="T9">01</text:span></text:p>
      <text:p text:style-name="P8"><text:span text:style-name="T19">Non Sense Interplanetário<text:tab/><text:tab/><text:tab/><text:tab/><text:tab/></text:span><text:span text:style-name="T6"><text:tab/><text:tab/></text:span><text:span text:style-name="T19"><text:tab/></text:span><text:span text:style-name="T9">01</text:span></text:p>
      <text:p text:style-name="P9">Mundo de Fatos Simples<text:tab/><text:tab/><text:tab/><text:span text:style-name="T11"><text:tab/><text:tab/></text:span><text:tab/><text:tab/><text:tab/><text:span text:style-name="T9">02</text:span></text:p>
      <text:p text:style-name="P8"><text:span text:style-name="T8">1:</text:span><text:span text:style-name="T7">2: Originals<text:tab/><text:tab/><text:tab/><text:tab/><text:tab/></text:span><text:span text:style-name="T6"><text:tab/><text:tab/></text:span><text:span text:style-name="T7"><text:tab/><text:tab/></text:span><text:span text:style-name="T9">01</text:span></text:p>
      <text:p text:style-name="P9">Achei que iria e voltei <text:tab/><text:tab/><text:tab/><text:tab/><text:tab/><text:span text:style-name="T11"><text:tab/><text:tab/></text:span><text:tab/><text:span text:style-name="T9">01-02</text:span></text:p>
      <text:p text:style-name="P9">Agora Mesmo o Futuro Parece se Formar<text:span text:style-name="T11"><text:tab/></text:span><text:tab/><text:tab/><text:tab/><text:tab/><text:span text:style-name="T9">02</text:span></text:p>
      <text:p text:style-name="P9">A Insônia me é Novamente Companheira<text:tab/><text:span text:style-name="T11"><text:tab/></text:span><text:tab/><text:tab/><text:tab/><text:span text:style-name="T9">02</text:span></text:p>
      <text:p text:style-name="P10">Ao que Tudo Indica<text:tab/><text:tab/><text:tab/><text:tab/><text:span text:style-name="T11"><text:tab/></text:span><text:tab/><text:tab/><text:tab/><text:tab/><text:span text:style-name="T9">02-03</text:span></text:p>
      <text:p text:style-name="P10"><text:span text:style-name="T21">B</text:span>em Como no Primero Dia<text:tab/><text:tab/><text:tab/><text:span text:style-name="T11"><text:tab/></text:span><text:tab/><text:tab/><text:tab/><text:span text:style-name="T9">03</text:span></text:p>
      <text:p text:style-name="P10">Das <text:span text:style-name="T22">F</text:span>lores <text:span text:style-name="T22">N</text:span>ascem <text:span text:style-name="T22">M</text:span>onstros<text:tab/><text:tab/><text:tab/><text:tab/><text:span text:style-name="T11"><text:tab/><text:tab/></text:span><text:tab/><text:span text:style-name="T10">03</text:span></text:p>
      <text:p text:style-name="P10">Dentre Todas as Coisas Possíveis Quero Ouvir Tua Voz<text:tab/><text:tab/><text:tab/><text:span text:style-name="T10">03</text:span></text:p>
      <text:p text:style-name="P11">Depois de Muito Refletir<text:tab/><text:span text:style-name="T19"><text:tab/><text:tab/><text:tab/></text:span><text:tab/><text:tab/><text:tab/><text:tab/><text:span text:style-name="T10">03</text:span></text:p>
      <text:p text:style-name="P12">De <text:span text:style-name="T22">R</text:span>epente <text:span text:style-name="T23">S</text:span>onhei<text:tab/><text:tab/><text:tab/><text:tab/><text:tab/><text:span text:style-name="T19"><text:tab/><text:tab/><text:tab/></text:span><text:tab/><text:span text:style-name="T10">04</text:span></text:p>
      <text:p text:style-name="P12">Em Maior Parte do Tempo (EFMDFEpm)<text:span text:style-name="T19"><text:tab/><text:tab/><text:tab/></text:span><text:tab/><text:tab/><text:span text:style-name="T10">04</text:span></text:p>
      <text:p text:style-name="P12">Em Nossas Mentes Surgem os Pensamentos<text:span text:style-name="T19"><text:tab/><text:tab/><text:tab/></text:span><text:tab/><text:tab/><text:span text:style-name="T10">04</text:span></text:p>
      <text:p text:style-name="P13">Existem <text:span text:style-name="T22">M</text:span>otivos <text:span text:style-name="T22">p</text:span>ara <text:span text:style-name="T22">E</text:span>xitar<text:tab/><text:tab/><text:span text:style-name="T19"><text:tab/><text:tab/><text:tab/></text:span><text:tab/><text:tab/><text:span text:style-name="T10">04</text:span></text:p>
      <text:p text:style-name="P13">Me <text:span text:style-name="T22">P</text:span>erdi, <text:span text:style-name="T22">M</text:span>e <text:span text:style-name="T22">A</text:span>chei<text:tab/><text:tab/><text:tab/><text:tab/><text:tab/><text:span text:style-name="T19"><text:tab/><text:tab/><text:tab/></text:span><text:tab/><text:span text:style-name="T10">04-05</text:span></text:p>
      <text:p text:style-name="P13"><text:span text:style-name="T21">Minha Vida só tem Sentido em Você<text:tab/><text:tab/><text:tab/><text:tab/><text:tab/><text:tab/></text:span><text:span text:style-name="T10">05</text:span></text:p>
      <text:p text:style-name="P13">No <text:span text:style-name="T22">D</text:span>ecorrer da <text:span text:style-name="T22">V</text:span>ida, do <text:span text:style-name="T22">M</text:span>eu <text:span text:style-name="T22">V</text:span>iver<text:tab/><text:span text:style-name="T19"><text:tab/><text:tab/><text:tab/></text:span><text:tab/><text:tab/><text:span text:style-name="T10">05</text:span></text:p>
      <text:p text:style-name="P13">No <text:span text:style-name="T22">v</text:span>azio do <text:span text:style-name="T22">B</text:span>reu<text:tab/><text:tab/><text:tab/><text:tab/><text:span text:style-name="T19"><text:tab/><text:tab/><text:tab/></text:span><text:tab/><text:tab/><text:span text:style-name="T10">05</text:span></text:p>
      <text:p text:style-name="P13">O que <text:span text:style-name="T22">F</text:span>azer ante tal <text:span text:style-name="T22">M</text:span>omento_<text:tab/><text:tab/><text:span text:style-name="T19"><text:tab/><text:tab/><text:tab/></text:span><text:tab/><text:tab/><text:span text:style-name="T10">05-06</text:span></text:p>
      <text:p text:style-name="P13">Por entre <text:span text:style-name="T22">B</text:span>rumas a <text:span text:style-name="T22">A</text:span>vistei, mas em <text:span text:style-name="T22">M</text:span>eu <text:span text:style-name="T22">M</text:span>undo<text:tab/><text:span text:style-name="T19"><text:tab/><text:tab/><text:tab/></text:span><text:span text:style-name="T10">06</text:span></text:p>
      <text:p text:style-name="P14">Queria que <text:span text:style-name="T22">M</text:span>inhas <text:span text:style-name="T22">M</text:span>emórias pudessem <text:span text:style-name="T22">S</text:span>er<text:tab/><text:tab/><text:span text:style-name="T19"><text:tab/><text:tab/><text:tab/></text:span><text:span text:style-name="T10">06</text:span></text:p>
      <text:p text:style-name="P15">Seus <text:span text:style-name="T22">B</text:span>raços <text:span text:style-name="T22">D</text:span>erretidos <text:span text:style-name="T22">E</text:span>scorriam-me aos <text:span text:style-name="T22">O</text:span>lhos<text:tab/><text:span text:style-name="T19"><text:tab/><text:tab/><text:tab/></text:span><text:span text:style-name="T10">06</text:span></text:p>
      <text:p text:style-name="P21"><text:span text:style-name="T20">1</text:span>:3:Raps nonsense<text:tab/><text:tab/><text:tab/><text:tab/><text:tab/><text:tab/><text:span text:style-name="T2"><text:tab/><text:tab/><text:tab/></text:span><text:span text:style-name="T21">06</text:span></text:p>
      <text:p text:style-name="P16">Pra Mim é um Remédio <text:span text:style-name="T6"><text:tab/><text:tab/><text:tab/><text:tab/></text:span><text:span text:style-name="T19"><text:tab/><text:tab/><text:tab/><text:tab/></text:span><text:span text:style-name="T10">06-07</text:span></text:p>
      <text:p text:style-name="P16"><text:span text:style-name="T18">Geladeira Sinistra</text:span><text:tab/><text:tab/><text:span text:style-name="T6"><text:tab/></text:span><text:span text:style-name="T19"><text:tab/><text:tab/><text:tab/><text:tab/><text:tab/><text:tab/></text:span><text:span text:style-name="T10">07</text:span></text:p>
      <text:p text:style-name="P22">2<text:tab/><text:tab/><text:tab/><text:tab/><text:tab/><text:tab/><text:tab/><text:tab/><text:tab/><text:tab/><text:tab/><text:span text:style-name="T21">07</text:span></text:p>
      <text:p text:style-name="P19">Não Sei<text:tab/><text:span text:style-name="T41"><text:tab/><text:tab/><text:tab/><text:tab/><text:tab/></text:span><text:span text:style-name="T50"><text:tab/><text:tab/><text:tab/><text:tab/></text:span><text:span text:style-name="T10">07</text:span></text:p>
      <text:p text:style-name="P17">Reflexão<text:tab/><text:tab/><text:tab/><text:tab/><text:tab/><text:tab/><text:tab/><text:tab/><text:tab/><text:tab/><text:span text:style-name="T10">08</text:span></text:p>
      <text:p text:style-name="P17">Respostas Implicitas<text:tab/><text:tab/><text:tab/><text:tab/><text:tab/><text:tab/><text:tab/><text:tab/><text:span text:style-name="T10">08-09</text:span></text:p>
      <text:p text:style-name="P22">2:1:Originals<text:tab/><text:tab/><text:tab/><text:tab/><text:tab/><text:tab/><text:tab/><text:tab/><text:tab/><text:span text:style-name="T21">09</text:span></text:p>
      <text:p text:style-name="P17">Akaicrow<text:tab/><text:tab/><text:tab/><text:tab/><text:tab/><text:tab/><text:tab/><text:tab/><text:tab/><text:tab/><text:span text:style-name="T16">09</text:span></text:p>
      <text:p text:style-name="P17">Ensaio sobre a Tecnologia do Aprendizado<text:tab/><text:tab/><text:tab/><text:tab/><text:tab/><text:span text:style-name="T10">09-10</text:span></text:p>
      <text:p text:style-name="P20"><text:span text:style-name="T21">ignorancia<text:tab/><text:tab/><text:tab/><text:tab/><text:tab/><text:tab/><text:tab/><text:tab/><text:tab/><text:tab/></text:span><text:span text:style-name="T10">10-11</text:span></text:p>
      <text:p text:style-name="P20">Mundo<text:tab/><text:tab/><text:tab/><text:tab/><text:tab/><text:tab/><text:tab/><text:tab/><text:tab/><text:tab/><text:span text:style-name="T10">11</text:span></text:p>
      <text:p text:style-name="P18"><text:span text:style-name="T10">3<text:tab/><text:tab/><text:tab/><text:tab/><text:tab/><text:tab/><text:tab/><text:tab/><text:tab/><text:tab/><text:tab/></text:span><text:span text:style-name="T12">11</text:span></text:p>
      <text:p text:style-name="P18">A chave<text:tab/><text:tab/><text:tab/><text:tab/><text:tab/><text:tab/><text:tab/><text:tab/><text:tab/><text:tab/><text:span text:style-name="T12">11</text:span></text:p>
      <text:p text:style-name="P24">Backup 1 (Novo Foco)<text:tab/><text:tab/><text:tab/><text:tab/><text:tab/><text:tab/><text:tab/><text:tab/><text:span text:style-name="T12">11-12</text:span></text:p>
      <text:p text:style-name="P25"><text:span text:style-name="T34">Diário de Bordo<text:tab/><text:tab/><text:tab/><text:tab/><text:tab/><text:tab/><text:tab/><text:tab/><text:tab/></text:span><text:span text:style-name="T12">13-14</text:span></text:p>
      <text:p text:style-name="P25"><text:soft-page-break/><text:span text:style-name="T34">Distribuição de Informação<text:tab/><text:tab/><text:tab/><text:tab/><text:tab/><text:tab/><text:tab/></text:span><text:span text:style-name="T12">14</text:span></text:p>
      <text:p text:style-name="P26">eu sei<text:tab/><text:tab/><text:tab/><text:tab/><text:tab/><text:tab/><text:span text:style-name="T37"><text:tab/><text:tab/><text:tab/><text:tab/><text:tab/></text:span><text:span text:style-name="T12">14</text:span></text:p>
      <text:p text:style-name="P26"><text:span text:style-name="T34">Last Night<text:tab/><text:tab/></text:span><text:tab/><text:tab/><text:tab/><text:tab/><text:tab/><text:span text:style-name="T37"><text:tab/><text:tab/><text:tab/></text:span><text:span text:style-name="T12">14</text:span></text:p>
      <text:p text:style-name="P27"><text:span text:style-name="T34">Natureza da Mudança<text:tab/><text:tab/><text:tab/><text:tab/><text:tab/></text:span><text:span text:style-name="T37"><text:tab/><text:tab/><text:tab/></text:span><text:span text:style-name="T12">14</text:span></text:p>
      <text:p text:style-name="P26"><text:span text:style-name="T12">3:Originals</text:span><text:tab/><text:tab/><text:tab/><text:tab/><text:tab/><text:span text:style-name="T37"><text:tab/><text:tab/><text:tab/><text:tab/><text:tab/></text:span><text:span text:style-name="T12">14</text:span></text:p>
      <text:p text:style-name="P27">Como Sempre<text:span text:style-name="T48"><text:tab/><text:tab/><text:tab/><text:tab/><text:tab/></text:span><text:span text:style-name="T37"><text:tab/><text:tab/><text:tab/><text:tab/></text:span><text:span text:style-name="T12">15</text:span></text:p>
      <text:p text:style-name="P28">Te Espancando ao Contagiante Som de BoB<text:span text:style-name="T48"><text:tab/><text:tab/><text:tab/><text:tab/><text:tab/></text:span><text:span text:style-name="T12">15</text:span></text:p>
      <text:p text:style-name="P29"><text:span text:style-name="T6">4<text:tab/><text:tab/></text:span><text:span text:style-name="T48"><text:tab/><text:tab/><text:tab/><text:tab/><text:tab/></text:span><text:span text:style-name="T37"><text:tab/><text:tab/><text:tab/><text:tab/></text:span><text:span text:style-name="T6">15</text:span></text:p>
      <text:p text:style-name="P29"><text:span text:style-name="T35">A Magia Resolve</text:span><text:tab/><text:span text:style-name="T48"><text:tab/><text:tab/><text:tab/><text:tab/><text:tab/></text:span><text:span text:style-name="T37"><text:tab/><text:tab/><text:tab/></text:span><text:span text:style-name="T6">16</text:span></text:p>
      <text:p text:style-name="P27">Computing Power<text:tab/><text:tab/><text:tab/><text:tab/><text:span text:style-name="T48"><text:tab/><text:tab/><text:tab/><text:tab/><text:tab/></text:span><text:span text:style-name="T12">16</text:span></text:p>
      <text:p text:style-name="P27">Ignarus First Report<text:tab/><text:tab/><text:tab/><text:tab/><text:span text:style-name="T48"><text:tab/><text:tab/><text:tab/><text:tab/></text:span><text:span text:style-name="T37"><text:tab/></text:span><text:span text:style-name="T12">16</text:span></text:p>
      <text:p text:style-name="P27">Incumoun<text:tab/><text:tab/><text:tab/><text:tab/><text:tab/><text:span text:style-name="T48"><text:tab/><text:tab/><text:tab/><text:tab/><text:tab/></text:span><text:span text:style-name="T12">16</text:span></text:p>
      <text:p text:style-name="P27">Missing Meaning<text:tab/><text:tab/><text:tab/><text:tab/><text:span text:style-name="T48"><text:tab/><text:tab/><text:tab/><text:tab/><text:tab/></text:span><text:span text:style-name="T12">16</text:span></text:p>
      <text:p text:style-name="P27">Monster Inside a Human<text:span text:style-name="T48"><text:tab/><text:tab/><text:tab/><text:tab/><text:tab/></text:span><text:span text:style-name="T37"><text:tab/><text:tab/><text:tab/></text:span><text:span text:style-name="T12">16-17</text:span></text:p>
      <text:p text:style-name="P27">No Canto da Tela<text:span text:style-name="T48"><text:tab/><text:tab/><text:tab/><text:tab/><text:tab/></text:span><text:span text:style-name="T37"><text:tab/><text:tab/><text:tab/><text:tab/></text:span><text:span text:style-name="T12">17</text:span></text:p>
      <text:p text:style-name="P27">Wor(l)ds<text:tab/><text:span text:style-name="T48"><text:tab/><text:tab/><text:tab/><text:tab/><text:tab/></text:span><text:span text:style-name="T37"><text:tab/><text:tab/><text:tab/><text:tab/></text:span><text:span text:style-name="T12">17</text:span></text:p>
      <text:p text:style-name="P31">5:Escritos Diversos:<text:span text:style-name="T34">1<text:tab/></text:span><text:span text:style-name="T4"><text:tab/><text:tab/><text:tab/><text:tab/><text:tab/></text:span><text:span text:style-name="T43"><text:tab/><text:tab/></text:span><text:span text:style-name="T34">17</text:span></text:p>
      <text:p text:style-name="P30">beyond It<text:tab/><text:tab/><text:tab/><text:tab/><text:span text:style-name="T48"><text:tab/><text:tab/><text:tab/><text:tab/><text:tab/></text:span><text:span text:style-name="T37"><text:tab/></text:span><text:span text:style-name="T12">17-1</text:span><text:span text:style-name="T14">9</text:span></text:p>
      <text:p text:style-name="P32">Cantorias<text:tab/><text:tab/><text:tab/><text:tab/><text:tab/><text:tab/><text:tab/><text:tab/><text:tab/><text:span text:style-name="T48"><text:tab/><text:tab/><text:tab/><text:tab/><text:tab/></text:span><text:span text:style-name="T37"><text:tab/><text:tab/><text:tab/><text:tab/><text:tab/><text:tab/><text:tab/><text:tab/><text:tab/><text:tab/></text:span><text:span text:style-name="T12">1</text:span><text:span text:style-name="T14">9</text:span></text:p>
      <text:p text:style-name="P33"><text:span text:style-name="T34">Multiplas Realidades<text:tab/><text:tab/><text:tab/><text:tab/><text:tab/><text:tab/><text:tab/><text:tab/><text:tab/><text:tab/><text:tab/><text:tab/><text:tab/></text:span><text:span text:style-name="T37"><text:tab/><text:tab/><text:tab/><text:tab/><text:tab/><text:tab/><text:tab/></text:span><text:span text:style-name="T12">1</text:span><text:span text:style-name="T14">9</text:span><text:span text:style-name="T12">-</text:span><text:span text:style-name="T14">20</text:span></text:p>
      <text:p text:style-name="P34"><text:span text:style-name="T36">O Espaço se Movimenta<text:tab/><text:tab/><text:tab/><text:tab/><text:tab/></text:span><text:span text:style-name="T48"><text:tab/><text:tab/><text:tab/><text:tab/><text:tab/></text:span><text:span text:style-name="T37"><text:tab/><text:tab/><text:tab/><text:tab/><text:tab/><text:tab/><text:tab/></text:span><text:span text:style-name="T6"><text:tab/></text:span><text:span text:style-name="T14">20</text:span></text:p>
      <text:p text:style-name="P35">Dissoantes Divagações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/text:span><text:span text:style-name="T26">20</text:span></text:p>
      <text:p text:style-name="P36">Não é Como<text:tab/><text:tab/><text:tab/><text:tab/><text:tab/><text:span text:style-name="T32"><text:tab/><text:tab/><text:tab/><text:tab/><text:tab/></text:span><text:span text:style-name="T47"><text:tab/><text:tab/><text:tab/><text:tab/><text:tab/><text:tab/><text:tab/><text:tab/><text:tab/><text:tab/><text:tab/><text:tab/><text:tab/></text:span><text:span text:style-name="T15">21</text:span><text:span text:style-name="T25"><text:tab/><text:tab/><text:tab/><text:tab/><text:tab/><text:tab/></text:span></text:p>
      <text:p text:style-name="P36">A Realidade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/text:span><text:span text:style-name="T27">21</text:span></text:p>
      <text:p text:style-name="P36">Fase Bonita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/text:span><text:span text:style-name="T27">21</text:span></text:p>
      <text:p text:style-name="P36">O Ruido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/text:span><text:span text:style-name="T27">21-23</text:span></text:p>
      <text:p text:style-name="P36">Porque Compartilhar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/text:span><text:span text:style-name="T27">23</text:span></text:p>
      <text:p text:style-name="P36">Não Sei o que Pode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/text:span><text:span text:style-name="T27">23</text:span></text:p>
      <text:p text:style-name="P36">De Dentro para Fora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text:tab/></text:span><text:span text:style-name="T27">23</text:span></text:p>
      <text:p text:style-name="P36">A Tecnologia Reinventa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5"><text:tab/></text:span><text:span text:style-name="T27">24</text:span></text:p>
      <text:p text:style-name="P36">A Tecnologia Reinventa <text:span text:style-name="T34">II</text:span><text:tab/><text:tab/><text:tab/><text:tab/><text:tab/><text:span text:style-name="T32"><text:tab/><text:tab/><text:tab/><text:tab/><text:tab/></text:span><text:span text:style-name="T47"><text:tab/><text:tab/><text:tab/><text:tab/><text:tab/><text:tab/><text:tab/></text:span><text:span text:style-name="T27">24</text:span></text:p>
      <text:p text:style-name="P39">para Nietszche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/text:span><text:span text:style-name="T27">24</text:span></text:p>
      <text:p text:style-name="P39">Não sei o que se pode Saber novamente<text:span text:style-name="T49"><text:tab/><text:tab/><text:tab/><text:tab/><text:tab/></text:span><text:span text:style-name="T32"><text:tab/><text:tab/><text:tab/><text:tab/><text:tab/></text:span><text:span text:style-name="T47"><text:tab/><text:tab/></text:span><text:span text:style-name="T15">24-25</text:span></text:p>
      <text:p text:style-name="P41">De dentro para for 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/text:span><text:span text:style-name="T27">25</text:span></text:p>
      <text:p text:style-name="P39">Se a Mentir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/text:span><text:span text:style-name="T27">25</text:span></text:p>
      <text:p text:style-name="P39">Preciso de mais Energi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/text:span><text:span text:style-name="T27">25</text:span></text:p>
      <text:p text:style-name="P39">Uma gota cai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/text:span><text:span text:style-name="T27">26</text:span></text:p>
      <text:p text:style-name="P39">O Fim da vid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/text:span><text:span text:style-name="T27">26</text:span></text:p>
      <text:p text:style-name="P39">Vivemos no Universo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/text:span><text:span text:style-name="T27">26</text:span></text:p>
      <text:p text:style-name="P39">Uma Vontade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/text:span><text:span text:style-name="T27">27</text:span></text:p>
      <text:p text:style-name="P39">Decorrendo o Indescritível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7">27-28</text:span></text:p>
      <text:p text:style-name="P39">Deep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text:tab/></text:span><text:span text:style-name="T27">28</text:span></text:p>
      <text:p text:style-name="P39">Progressão humana possível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7">28-29</text:span></text:p>
      <text:p text:style-name="P37">Das Idéias Perfeitas Platônicas ao Gato de Schroedinger<text:tab/><text:tab/><text:tab/><text:tab/><text:tab/><text:tab/><text:span text:style-name="T15">29</text:span></text:p>
      <text:p text:style-name="P39">Etapa Human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/text:span><text:span text:style-name="T27">29</text:span></text:p>
      <text:p text:style-name="P39">Fábula Sem Nexo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/text:span><text:span text:style-name="T27">30</text:span></text:p>
      <text:p text:style-name="P40"><text:soft-page-break/>Falta de Vontades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/text:span><text:span text:style-name="T28">30</text:span></text:p>
      <text:p text:style-name="P40">F<text:span text:style-name="T44">l</text:span>utuações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/text:span><text:span text:style-name="T28">30-31</text:span></text:p>
      <text:p text:style-name="P40">Humano Mecanizado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/text:span><text:span text:style-name="T28">31-32</text:span></text:p>
      <text:p text:style-name="P40">Iaidorai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/text:span><text:span text:style-name="T28">32</text:span></text:p>
      <text:p text:style-name="P40">Impotênci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/text:span><text:span text:style-name="T28">32</text:span></text:p>
      <text:p text:style-name="P40">Nascidos Humanos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/text:span><text:span text:style-name="T28">32-35</text:span></text:p>
      <text:p text:style-name="P40">Nest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text:tab/></text:span><text:span text:style-name="T28">35</text:span></text:p>
      <text:p text:style-name="P40">Bit Qubit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/text:span><text:span text:style-name="T28">35-36</text:span></text:p>
      <text:p text:style-name="P40">Quê teme mais a morte, que a si mesmo?<text:span text:style-name="T49"><text:tab/><text:tab/><text:tab/><text:tab/><text:tab/></text:span><text:span text:style-name="T32"><text:tab/><text:tab/><text:tab/><text:tab/><text:tab/></text:span><text:span text:style-name="T47"><text:tab/><text:tab/></text:span><text:span text:style-name="T17">36</text:span></text:p>
      <text:p text:style-name="P40">Hitori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/text:span><text:span text:style-name="T28">36</text:span></text:p>
      <text:p text:style-name="P40">O Nada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/text:span><text:span text:style-name="T28">36</text:span></text:p>
      <text:p text:style-name="P5">O Tempo do Rato<text:span text:style-name="T40"><text:tab/><text:tab/><text:tab/><text:tab/><text:tab/></text:span><text:span text:style-name="T29"><text:tab/><text:tab/><text:tab/><text:tab/></text:span><text:span text:style-name="T30">36-37</text:span></text:p>
      <text:p text:style-name="P38">O Tempo e a Tres Dimensões do Espaço<text:tab/><text:tab/><text:tab/><text:tab/><text:tab/><text:tab/><text:tab/><text:tab/><text:tab/><text:tab/><text:tab/><text:tab/><text:span text:style-name="T17">37</text:span></text:p>
      <text:p text:style-name="P40">Perspectivas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/text:span><text:span text:style-name="T28">37</text:span></text:p>
      <text:p text:style-name="P40">PI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text:tab/><text:tab/></text:span><text:span text:style-name="T28">37-38</text:span></text:p>
      <text:p text:style-name="P40">Resume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/text:span><text:span text:style-name="T28">38</text:span></text:p>
      <text:p text:style-name="P40">Ser Vivo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/text:span><text:span text:style-name="T28">38</text:span></text:p>
      <text:p text:style-name="P40">Sintaxes e Index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/text:span><text:span text:style-name="T28">38-39</text:span></text:p>
      <text:p text:style-name="P40">Universo²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/text:span><text:span text:style-name="T28">39</text:span></text:p>
      <text:p text:style-name="P40">Why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text:tab/></text:span><text:span text:style-name="T28">39</text:span></text:p>
      <text:p text:style-name="P48">5:<text:span text:style-name="T45">2</text:span><text:span text:style-name="T1"><text:tab/><text:tab/><text:tab/><text:tab/><text:tab/></text:span><text:span text:style-name="T24"><text:tab/><text:tab/><text:tab/><text:tab/><text:tab/></text:span><text:span text:style-name="T3"><text:tab/><text:tab/><text:tab/><text:tab/><text:tab/><text:tab/><text:tab/></text:span><text:span text:style-name="T31"><text:tab/><text:tab/><text:tab/><text:tab/><text:tab/><text:tab/><text:tab/><text:tab/><text:tab/></text:span><text:span text:style-name="T33">40</text:span></text:p>
      <text:p text:style-name="P43">1.5<text:span text:style-name="T49"><text:tab/><text:tab/><text:tab/><text:tab/><text:tab/></text:span><text:span text:style-name="T32"><text:tab/><text:tab/><text:tab/><text:tab/><text:tab/></text:span><text:span text:style-name="T47"><text:tab/><text:tab/><text:tab/><text:tab/><text:tab/><text:tab/><text:tab/></text:span><text:span text:style-name="T25"><text:tab/><text:tab/><text:tab/><text:tab/><text:tab/><text:tab/><text:tab/><text:tab/><text:tab/></text:span><text:span text:style-name="T28">40-42</text:span></text:p>
      <text:p text:style-name="P42"><text:span text:style-name="T46">Aliens Alienados<text:tab/><text:tab/><text:tab/><text:tab/><text:tab/><text:tab/><text:tab/><text:tab/><text:tab/><text:tab/><text:tab/><text:tab/><text:tab/><text:tab/><text:tab/><text:tab/><text:tab/><text:tab/><text:tab/><text:tab/><text:tab/></text:span><text:span text:style-name="T17">42</text:span><text:span text:style-name="T46"><text:tab/></text:span></text:p>
      <text:p text:style-name="P50"><text:span text:style-name="T38">O Sobrevivente</text:span><text:span text:style-name="T39"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42">42-43</text:span><text:span text:style-name="T39"><text:tab/></text:span></text:p>
      <text:p text:style-name="P49">5:3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51">43</text:span><text:span text:style-name="T3"><text:tab/><text:tab/><text:tab/></text:span></text:p>
      <text:p text:style-name="P44">1612<text:span text:style-name="T4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7">43</text:span><text:span text:style-name="T47"><text:tab/></text:span></text:p>
      <text:p text:style-name="P45">Dedicatoria a Erva<text:span text:style-name="T47"><text:tab/><text:tab/><text:tab/><text:tab/><text:tab/><text:tab/><text:tab/><text:tab/><text:tab/><text:tab/><text:tab/><text:tab/><text:tab/><text:tab/><text:tab/><text:tab/><text:tab/><text:tab/><text:tab/><text:tab/></text:span><text:span text:style-name="T17">43-44</text:span></text:p>
      <text:p text:style-name="P47">Entao é Isso<text:span text:style-name="T47"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7">44</text:span><text:span text:style-name="T47"><text:tab/></text:span></text:p>
      <text:p text:style-name="P46">WoW<text:span text:style-name="T47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7">44</text:span></text:p>
      <text:p text:style-name="P46">Modifying the Information System<text:span text:style-name="T47"><text:tab/><text:tab/><text:tab/><text:tab/><text:tab/><text:tab/><text:tab/><text:tab/><text:tab/><text:tab/><text:tab/><text:tab/><text:tab/><text:tab/></text:span><text:span text:style-name="T13">44</text:span></text:p>
      <text:p text:style-name="P46">Musica<text:span text:style-name="T47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3">44</text:span></text:p>
      <text:p text:style-name="P46">Posiões Indeterministicas<text:span text:style-name="T47"><text:tab/><text:tab/><text:tab/><text:tab/><text:tab/><text:tab/><text:tab/><text:tab/><text:tab/><text:tab/><text:tab/><text:tab/><text:tab/><text:tab/><text:tab/><text:tab/><text:tab/><text:tab/></text:span><text:span text:style-name="T13">44-45</text:span></text:p>
      <text:p text:style-name="P6">Turista<text:span text:style-name="T47"><text:tab/><text:tab/><text:tab/><text:tab/><text:tab/><text:tab/><text:tab/><text:tab/><text:tab/><text:tab/></text:span><text:span text:style-name="T13">45</text:span></text:p>
      <text:p text:style-name="P7">Teste Writing Focused Program<text:tab/><text:tab/><text:tab/><text:tab/><text:tab/><text:tab/><text:tab/><text:span text:style-name="T13">45-46</text:span></text:p>
      <text:p text:style-name="P7">Translate<text:tab/><text:tab/><text:tab/><text:tab/><text:tab/><text:tab/><text:tab/><text:tab/><text:tab/><text:tab/><text:span text:style-name="T13">46</text:span></text:p>
      <text:p text:style-name="P52">Mtrx</text:p>
      <text:p text:style-name="P52">Revisitando a Energia</text:p>
      <text:p text:style-name="P52">Questions</text:p>
      <text:p text:style-name="P52">Answers</text:p>
      <text:p text:style-name="P52">Echoes</text:p>
      <text:p text:style-name="P52">Curious Re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us </meta:initial-creator>
    <meta:creation-date>2016-07-11T18:18:36.205613845</meta:creation-date>
    <dc:date>2017-03-04T00:05:34.244312928</dc:date>
    <meta:editing-duration>PT1H19M49S</meta:editing-duration>
    <meta:editing-cycles>13</meta:editing-cycles>
    <meta:generator>LibreOffice/5.0.6.2$Linux_X86_64 LibreOffice_project/00$Build-2</meta:generator>
    <meta:document-statistic meta:table-count="0" meta:image-count="0" meta:object-count="0" meta:page-count="3" meta:paragraph-count="133" meta:word-count="520" meta:character-count="4469" meta:non-whitespace-character-count="2381"/>
  </office:meta>
</office:document-meta>
</file>